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bold" style:font-weight-asian="bold" style:font-weight-complex="bold"/>
    </style:style>
    <style:style style:name="P3" style:family="paragraph" style:parent-style-name="Body_20_Text_20_Cont">
      <style:text-properties fo:font-weight="bold" style:font-weight-asian="bold" style:font-weight-complex="bold"/>
    </style:style>
    <style:style style:name="P4" style:family="paragraph" style:parent-style-name="Body_20_Text">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7" style:family="text" style:parent-style-name="Code_20_Inline">
      <style:text-properties fo:font-weight="normal" style:font-weight-asian="normal" style:font-weight-complex="normal"/>
    </style:style>
    <style:style style:name="T8" style:family="text" style:parent-style-name="Code_20_Inline">
      <style:text-properties fo:font-weight="bold" style:font-weight-asian="bold" style:font-weight-complex="bold"/>
    </style:style>
    <style:style style:name="T9" style:family="text">
      <style:text-properties style:font-name="Times New Roman" style:font-name-asian="Times New Roman" style:font-name-complex="Times New Roman"/>
    </style:style>
    <number:number-style style:name="N0">
      <number:number number:min-integer-digits="1"/>
    </number:number-style>
  </office:automatic-styles>
  <office:body>
    <office:text>
      <office:forms form:automatic-focus="false" form:apply-design-mode="false"/>
      <text:tracked-changes>
        <text:changed-region text:id="ct1303722544">
          <text:insertion>
            <office:change-info>
              <dc:creator>Ray Lischner</dc:creator>
              <dc:date>2006-10-13T12:41:00</dc:date>
            </office:change-info>
          </text:insertion>
        </text:changed-region>
        <text:changed-region text:id="ct1301584216">
          <text:insertion>
            <office:change-info>
              <dc:creator>Ray Lischner</dc:creator>
              <dc:date>2006-10-13T12:16:00</dc:date>
            </office:change-info>
          </text:insertion>
        </text:changed-region>
        <text:changed-region text:id="ct1237448820">
          <text:insertion>
            <office:change-info>
              <dc:creator>Ray Lischner</dc:creator>
              <dc:date>2006-10-13T12:16:00</dc:date>
            </office:change-info>
          </text:insertion>
        </text:changed-region>
        <text:changed-region text:id="ct1661506032">
          <text:deletion>
            <office:change-info>
              <dc:creator>Ray Lischner</dc:creator>
              <dc:date>2006-10-13T12:16:00</dc:date>
            </office:change-info>
            <text:p text:style-name="Body_20_Text_20_First">a read iterator</text:p>
          </text:deletion>
        </text:changed-region>
        <text:changed-region text:id="ct1205624556">
          <text:insertion>
            <office:change-info>
              <dc:creator>Ray Lischner</dc:creator>
              <dc:date>2006-10-13T12:16:00</dc:date>
            </office:change-info>
          </text:insertion>
        </text:changed-region>
        <text:changed-region text:id="ct1660993676">
          <text:insertion>
            <office:change-info>
              <dc:creator>Ray Lischner</dc:creator>
              <dc:date>2006-10-13T15:14:00</dc:date>
            </office:change-info>
          </text:insertion>
        </text:changed-region>
        <text:changed-region text:id="ct1303161368">
          <text:insertion>
            <office:change-info>
              <dc:creator>Ray Lischner</dc:creator>
              <dc:date>2006-10-13T15:21:00</dc:date>
            </office:change-info>
          </text:insertion>
        </text:changed-region>
        <text:changed-region text:id="ct1303159800">
          <text:insertion>
            <office:change-info>
              <dc:creator>Ray Lischner</dc:creator>
              <dc:date>2006-10-13T15:22:00</dc:date>
            </office:change-info>
          </text:insertion>
        </text:changed-region>
        <text:changed-region text:id="ct1207100304">
          <text:insertion>
            <office:change-info>
              <dc:creator>Ray Lischner</dc:creator>
              <dc:date>2006-10-13T15:29:00</dc:date>
            </office:change-info>
          </text:insertion>
        </text:changed-region>
        <text:changed-region text:id="ct1144913768">
          <text:insertion>
            <office:change-info>
              <dc:creator>Ray Lischner</dc:creator>
              <dc:date>2006-10-13T15:30:00</dc:date>
            </office:change-info>
          </text:insertion>
        </text:changed-region>
        <text:changed-region text:id="ct1303159576">
          <text:deletion>
            <office:change-info>
              <dc:creator>Ray Lischner</dc:creator>
              <dc:date>2006-10-13T15:22:00</dc:date>
            </office:change-info>
            <text:p text:style-name="Body_20_Text_20_Cont">Each of the five iterator categories has specific characteristics, so you can classify an iterator according to its characteristics. </text:p>
          </text:deletion>
        </text:changed-region>
        <text:changed-region text:id="ct1259356752">
          <text:insertion>
            <office:change-info>
              <dc:creator>Ray Lischner</dc:creator>
              <dc:date>2006-10-13T15:23:00</dc:date>
            </office:change-info>
          </text:insertion>
        </text:changed-region>
        <text:changed-region text:id="ct1259356304">
          <text:insertion>
            <office:change-info>
              <dc:creator>Ray Lischner</dc:creator>
              <dc:date>2006-10-13T15:24:00</dc:date>
            </office:change-info>
          </text:insertion>
        </text:changed-region>
        <text:changed-region text:id="ct1303161816">
          <text:insertion>
            <office:change-info>
              <dc:creator>Ray Lischner</dc:creator>
              <dc:date>2006-10-13T15:22:00</dc:date>
            </office:change-info>
          </text:insertion>
        </text:changed-region>
        <text:changed-region text:id="ct1303159240">
          <text:insertion>
            <office:change-info>
              <dc:creator>Ray Lischner</dc:creator>
              <dc:date>2006-10-13T15:23:00</dc:date>
            </office:change-info>
          </text:insertion>
        </text:changed-region>
        <text:changed-region text:id="ct1322390316">
          <text:insertion>
            <office:change-info>
              <dc:creator>Ray Lischner</dc:creator>
              <dc:date>2006-10-13T12:43:00</dc:date>
            </office:change-info>
          </text:insertion>
        </text:changed-region>
        <text:changed-region text:id="ct1135367956">
          <text:deletion>
            <office:change-info>
              <dc:creator>Ray Lischner</dc:creator>
              <dc:date>2006-10-13T12:54:00</dc:date>
            </office:change-info>
            <text:p text:style-name="Body_20_Text">original </text:p>
          </text:deletion>
        </text:changed-region>
        <text:changed-region text:id="ct1301585672">
          <text:deletion>
            <office:change-info>
              <dc:creator>Ray Lischner</dc:creator>
              <dc:date>2006-10-13T12:55:00</dc:date>
            </office:change-info>
            <text:p text:style-name="Body_20_Text"><text:span text:style-name="Code_20_Inline">map</text:span></text:p>
          </text:deletion>
        </text:changed-region>
        <text:changed-region text:id="ct1303721312">
          <text:insertion>
            <office:change-info>
              <dc:creator>Ray Lischner</dc:creator>
              <dc:date>2006-10-13T12:55:00</dc:date>
            </office:change-info>
          </text:insertion>
        </text:changed-region>
        <text:changed-region text:id="ct1293768792">
          <text:insertion>
            <office:change-info>
              <dc:creator>Ray Lischner</dc:creator>
              <dc:date>2006-10-13T12:56:00</dc:date>
            </office:change-info>
          </text:insertion>
        </text:changed-region>
        <text:changed-region text:id="ct1303721200">
          <text:deletion>
            <office:change-info>
              <dc:creator>Ray Lischner</dc:creator>
              <dc:date>2006-10-13T12:56:00</dc:date>
            </office:change-info>
            <text:p text:style-name="Body_20_Text"><text:s/>(which reflects the tree nature of <text:span text:style-name="Code_20_Inline">map</text:span>’s implementation)</text:p>
          </text:deletion>
        </text:changed-region>
        <text:changed-region text:id="ct1303722656">
          <text:insertion>
            <office:change-info>
              <dc:creator>Ray Lischner</dc:creator>
              <dc:date>2006-10-13T12:56:00</dc:date>
            </office:change-info>
          </text:insertion>
        </text:changed-region>
        <text:changed-region text:id="ct1238524924">
          <text:insertion>
            <office:change-info>
              <dc:creator>Ray Lischner</dc:creator>
              <dc:date>2006-10-13T15:31:00</dc:date>
            </office:change-info>
          </text:insertion>
        </text:changed-region>
        <text:changed-region text:id="ct1245357872">
          <text:insertion>
            <office:change-info>
              <dc:creator>Ray Lischner</dc:creator>
              <dc:date>2006-10-13T15:32:00</dc:date>
            </office:change-info>
          </text:insertion>
        </text:changed-region>
        <text:changed-region text:id="ct1259358208">
          <text:insertion>
            <office:change-info>
              <dc:creator>Ray Lischner</dc:creator>
              <dc:date>2006-10-13T15:33:00</dc:date>
            </office:change-info>
          </text:insertion>
        </text:changed-region>
        <text:changed-region text:id="ct1244340056">
          <text:insertion>
            <office:change-info>
              <dc:creator>Ray Lischner</dc:creator>
              <dc:date>2006-10-13T15:34:00</dc:date>
            </office:change-info>
          </text:insertion>
        </text:changed-region>
        <text:changed-region text:id="ct1302711380">
          <text:insertion>
            <office:change-info>
              <dc:creator>Ray Lischner</dc:creator>
              <dc:date>2006-10-13T15:34:00</dc:date>
            </office:change-info>
          </text:insertion>
        </text:changed-region>
        <text:changed-region text:id="ct1245359888">
          <text:insertion>
            <office:change-info>
              <dc:creator>Ray Lischner</dc:creator>
              <dc:date>2006-10-13T15:35:00</dc:date>
            </office:change-info>
          </text:insertion>
        </text:changed-region>
        <text:changed-region text:id="ct1301585560">
          <text:deletion>
            <office:change-info>
              <dc:creator>Ray Lischner</dc:creator>
              <dc:date>2006-10-05T14:28:00</dc:date>
            </office:change-info>
            <text:p text:style-name="Code">iv_</text:p>
          </text:deletion>
        </text:changed-region>
        <text:changed-region text:id="ct1301358364">
          <text:insertion>
            <office:change-info>
              <dc:creator>Ray Lischner</dc:creator>
              <dc:date>2006-10-05T14:28:00</dc:date>
            </office:change-info>
          </text:insertion>
        </text:changed-region>
        <text:changed-region text:id="ct1322545864">
          <text:deletion>
            <office:change-info>
              <dc:creator>Ray Lischner</dc:creator>
              <dc:date>2006-10-13T13:01:00</dc:date>
            </office:change-info>
            <text:p text:style-name="Code_20_First">typedef std::vector&lt;std::string&gt; strings<text:hidden-text text:condition="ooow:comment == 1" text:string-value="I, personally, find that a horrible name because it hides too much whilst providing a suitable abstraction." text:is-hidden="true">I, personally, find that a horrible name because it hides too much whilst providing a suitable abstraction.</text:hidden-text>;</text:p>
            <text:p text:style-name="Code_20_First"/>
          </text:deletion>
        </text:changed-region>
        <text:changed-region text:id="ct1293783056">
          <text:insertion>
            <office:change-info>
              <dc:creator>Ray Lischner</dc:creator>
              <dc:date>2006-10-13T13:02:00</dc:date>
            </office:change-info>
          </text:insertion>
        </text:changed-region>
        <text:changed-region text:id="ct1303723664">
          <text:deletion>
            <office:change-info>
              <dc:creator>Ray Lischner</dc:creator>
              <dc:date>2006-10-13T13:02:00</dc:date>
            </office:change-info>
            <text:p text:style-name="Code_20_First">s</text:p>
          </text:deletion>
        </text:changed-region>
        <text:changed-region text:id="ct1661509504">
          <text:insertion>
            <office:change-info>
              <dc:creator>Ray Lischner</dc:creator>
              <dc:date>2006-10-13T13:02:00</dc:date>
            </office:change-info>
          </text:insertion>
        </text:changed-region>
        <text:changed-region text:id="ct1661506368">
          <text:insertion>
            <office:change-info>
              <dc:creator>Ray Lischner</dc:creator>
              <dc:date>2006-10-13T13:02:00</dc:date>
            </office:change-info>
          </text:insertion>
        </text:changed-region>
        <text:changed-region text:id="ct1303723776">
          <text:deletion>
            <office:change-info>
              <dc:creator>Ray Lischner</dc:creator>
              <dc:date>2006-10-13T13:02:00</dc:date>
            </office:change-info>
            <text:p text:style-name="Code_20_First">ings</text:p>
          </text:deletion>
        </text:changed-region>
        <text:changed-region text:id="ct1661505920">
          <text:insertion>
            <office:change-info>
              <dc:creator>Ray Lischner</dc:creator>
              <dc:date>2006-10-13T13:02:00</dc:date>
            </office:change-info>
          </text:insertion>
        </text:changed-region>
        <text:changed-region text:id="ct1195832460">
          <text:insertion>
            <office:change-info>
              <dc:creator>Ray Lischner</dc:creator>
              <dc:date>2006-10-13T16:36:00</dc:date>
            </office:change-info>
          </text:insertion>
        </text:changed-region>
        <text:changed-region text:id="ct1237448932">
          <text:deletion>
            <office:change-info>
              <dc:creator>Ray Lischner</dc:creator>
              <dc:date>2006-10-13T13:02:00</dc:date>
            </office:change-info>
            <text:p text:style-name="Code">s</text:p>
          </text:deletion>
        </text:changed-region>
        <text:changed-region text:id="ct1661506480">
          <text:insertion>
            <office:change-info>
              <dc:creator>Ray Lischner</dc:creator>
              <dc:date>2006-10-13T13:02:00</dc:date>
            </office:change-info>
          </text:insertion>
        </text:changed-region>
        <text:changed-region text:id="ct1661507936">
          <text:insertion>
            <office:change-info>
              <dc:creator>Ray Lischner</dc:creator>
              <dc:date>2006-10-13T13:02:00</dc:date>
            </office:change-info>
          </text:insertion>
        </text:changed-region>
        <text:changed-region text:id="ct1661148704">
          <text:deletion>
            <office:change-info>
              <dc:creator>Ray Lischner</dc:creator>
              <dc:date>2006-10-13T13:02:00</dc:date>
            </office:change-info>
            <text:p text:style-name="Code">ings</text:p>
          </text:deletion>
        </text:changed-region>
        <text:changed-region text:id="ct1257456896">
          <text:deletion>
            <office:change-info>
              <dc:creator>Ray Lischner</dc:creator>
              <dc:date>2006-10-13T13:02:00</dc:date>
            </office:change-info>
            <text:p text:style-name="Body_20_Text_20_First"><text:s/></text:p>
          </text:deletion>
        </text:changed-region>
        <text:changed-region text:id="ct1301585784">
          <text:deletion>
            <office:change-info>
              <dc:creator>Ray Lischner</dc:creator>
              <dc:date>2006-10-05T14:28:00</dc:date>
            </office:change-info>
            <text:p text:style-name="Code">iv_</text:p>
          </text:deletion>
        </text:changed-region>
        <text:changed-region text:id="ct1293777436">
          <text:insertion>
            <office:change-info>
              <dc:creator>Ray Lischner</dc:creator>
              <dc:date>2006-10-05T14:28:00</dc:date>
            </office:change-info>
          </text:insertion>
        </text:changed-region>
        <text:changed-region text:id="ct1303721760">
          <text:insertion>
            <office:change-info>
              <dc:creator>Ray Lischner</dc:creator>
              <dc:date>2006-10-13T13:04:00</dc:date>
            </office:change-info>
          </text:insertion>
        </text:changed-region>
        <text:changed-region text:id="ct1303720752">
          <text:deletion>
            <office:change-info>
              <dc:creator>Ray Lischner</dc:creator>
              <dc:date>2006-10-13T13:07:00</dc:date>
            </office:change-info>
            <text:p text:style-name="Body_20_Text">and you call <text:span text:style-name="Code_20_Inline">begin()</text:span>, </text:p>
          </text:deletion>
        </text:changed-region>
        <text:changed-region text:id="ct1303723888">
          <text:insertion>
            <office:change-info>
              <dc:creator>Ray Lischner</dc:creator>
              <dc:date>2006-10-13T13:07:00</dc:date>
            </office:change-info>
          </text:insertion>
        </text:changed-region>
        <text:changed-region text:id="ct1303720304">
          <text:deletion>
            <office:change-info>
              <dc:creator>Ray Lischner</dc:creator>
              <dc:date>2006-10-13T13:07:00</dc:date>
            </office:change-info>
            <text:p text:style-name="Body_20_Text">and you call <text:span text:style-name="Code_20_Inline">begin()</text:span>, </text:p>
          </text:deletion>
        </text:changed-region>
        <text:changed-region text:id="ct1303723328">
          <text:insertion>
            <office:change-info>
              <dc:creator>Ray Lischner</dc:creator>
              <dc:date>2006-10-13T13:07:00</dc:date>
            </office:change-info>
          </text:insertion>
        </text:changed-region>
        <text:changed-region text:id="ct1303722096">
          <text:insertion>
            <office:change-info>
              <dc:creator>Ray Lischner</dc:creator>
              <dc:date>2006-10-13T13:08:00</dc:date>
            </office:change-info>
          </text:insertion>
        </text:changed-region>
        <text:changed-region text:id="ct1293778780">
          <text:deletion>
            <office:change-info>
              <dc:creator>Matthew Moodie</dc:creator>
              <dc:date>2006-10-05T11:22:00</dc:date>
            </office:change-info>
            <text:p text:style-name="Body_20_Text_20_First">You may have had difficulty understanding the error message. </text:p>
          </text:deletion>
        </text:changed-region>
        <text:changed-region text:id="ct1293777212">
          <text:deletion>
            <office:change-info>
              <dc:creator>Matthew Moodie</dc:creator>
              <dc:date>2006-10-05T11:21:00</dc:date>
            </office:change-info>
            <text:p text:style-name="Body_20_Text_20_Cont">I’m afraid it isn’t</text:p>
          </text:deletion>
        </text:changed-region>
        <text:changed-region text:id="ct1293778556">
          <text:insertion>
            <office:change-info>
              <dc:creator>Matthew Moodie</dc:creator>
              <dc:date>2006-10-05T11:21:00</dc:date>
            </office:change-info>
          </text:insertion>
        </text:changed-region>
        <text:changed-region text:id="ct1293777100">
          <text:insertion>
            <office:change-info>
              <dc:creator>Matthew Moodie</dc:creator>
              <dc:date>2006-10-05T11:25:00</dc:date>
            </office:change-info>
          </text:insertion>
        </text:changed-region>
        <text:changed-region text:id="ct1660996476">
          <text:deletion>
            <office:change-info>
              <dc:creator>Ray Lischner</dc:creator>
              <dc:date>2006-10-13T13:19:00</dc:date>
            </office:change-info>
            <text:p text:style-name="Body_20_Text">permi</text:p>
          </text:deletion>
        </text:changed-region>
        <text:changed-region text:id="ct1303719968">
          <text:insertion>
            <office:change-info>
              <dc:creator>Ray Lischner</dc:creator>
              <dc:date>2006-10-13T13:19:00</dc:date>
            </office:change-info>
          </text:insertion>
        </text:changed-region>
        <text:changed-region text:id="ct1302700720">
          <text:insertion>
            <office:change-info>
              <dc:creator>Ray Lischner</dc:creator>
              <dc:date>2006-10-13T13:19:00</dc:date>
            </office:change-info>
          </text:insertion>
        </text:changed-region>
        <text:changed-region text:id="ct1302703856">
          <text:insertion>
            <office:change-info>
              <dc:creator>Ray Lischner</dc:creator>
              <dc:date>2006-10-13T13:19:00</dc:date>
            </office:change-info>
          </text:insertion>
        </text:changed-region>
        <text:changed-region text:id="ct1303720080">
          <text:deletion>
            <office:change-info>
              <dc:creator>Ray Lischner</dc:creator>
              <dc:date>2006-10-13T13:19:00</dc:date>
            </office:change-info>
            <text:p text:style-name="Body_20_Text">sion of</text:p>
          </text:deletion>
        </text:changed-region>
        <text:changed-region text:id="ct1302700944">
          <text:insertion>
            <office:change-info>
              <dc:creator>Ray Lischner</dc:creator>
              <dc:date>2006-10-13T13:19: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42" style:data-style-name="N0">42</text:variable-set></text:p>
      <text:p text:style-name="Chapter_20_Title">Iterators</text:p>
      <text:p text:style-name="Body_20_Text_20_First">Iterators provide element-by-element access to a sequence of things<text:hidden-text text:condition="ooow:comment == 1" text:string-value="Unfortunately that defines away C++'s sixth iterator type. 'trivial iterator' which is simply an object that can be dereferenced to proivide another object. The classic example is a C style pointer." text:is-hidden="true">Unfortunately that defines away C++'s sixth iterator type. 'trivial iterator' which is simply an object that can be dereferenced to proivide another object. The classic example is a C style pointer.</text:hidden-text><text:change-start text:change-id="ct1303722544"/><text:hidden-text text:condition="ooow:" text:string-value="[RL]I’ll stick to the five categories that the standard recognizes." text:is-hidden="true"/><text:change-end text:change-id="ct1303722544"/>. The things can be numbers, characters, or objects of pretty much any type. The standard containers, such as <text:span text:style-name="Code_20_Inline">vector</text:span>, provide iterator access to the container contents, and other standard iterators let you access input streams and output streams, for example. The standard algorithms use iterators exclusively for operating on sequences of things.</text:p>
      <text:p text:style-name="Body_20_Text">Until now, your view and use of iterators has been somewhat limited. Sure, you’ve used them, but do you really understand them? This exploration helps you understand what’s really going on with iterators.</text:p>
      <text:p text:style-name="Heading_20_1">Kinds of Iterators</text:p>
      <text:p text:style-name="Body_20_Text_20_First">So far, you have seen that iterators come in multiple varieties, in particular, read and write. The <text:span text:style-name="Code_20_Inline">copy</text:span> function, for example, takes two read iterators to specify an input range and one write iterator to specify the start of an output range. As always, specify the input range as a <text:change-start text:change-id="ct1301584216"/>pair of <text:change-end text:change-id="ct1301584216"/>read iterator<text:change-start text:change-id="ct1237448820"/>s: one<text:change-end text:change-id="ct1237448820"/> that refers to the first element of the range and <text:change text:change-id="ct1661506032"/><text:change-start text:change-id="ct1205624556"/>one<text:change-end text:change-id="ct1205624556"/> that refers to one element past the last element of the input range. The <text:span text:style-name="Code_20_Inline">copy</text:span> function returns a write iterator: the value of the result iterator after the copy is complete:</text:p>
      <text:p text:style-name="Code_20_Single">WriteIterator copy(ReadIterator start, ReadIterator end, WriteIterator result);</text:p>
      <text:p text:style-name="Body_20_Text_20_Cont">All this time, however, I’ve oversimplified the situation by referring to “read” and “write” iterators. In fact, C++ has five<text:hidden-text text:condition="ooow:comment == 1" text:string-value="see above, C++ has six " text:is-hidden="true">see above, C++ has six </text:hidden-text> different <text:span text:style-name="T1">categories</text:span> of iterators<text:change-start text:change-id="ct1660993676"/>: input, output, forward, bidirectional, and random access<text:change-end text:change-id="ct1660993676"/>. <text:change-start text:change-id="ct1303161368"/>Input and output iterators have the least functionality, and random access has the most. You can substitute an iterator with more functionality anywhere that calls for an iterator with less. Figure <text:variable-get text:name="chapter" office:value-type="float" style:data-style-name="N0">42</text:variable-get>-<text:reference-ref text:reference-format="text" text:ref-name="iterators_fig">1</text:reference-ref> illustrates t<text:change-end text:change-id="ct1303161368"/><text:change-start text:change-id="ct1303159800"/>he substitutability of iterators.<text:change-end text:change-id="ct1303159800"/><text:change-start text:change-id="ct1207100304"/> Don’t be misled by the figure, however. It does not show class inheritance. What makes an iterator an itera<text:change-end text:change-id="ct1207100304"/><text:change-start text:change-id="ct1144913768"/>tor is its behavior. If it fulfills all the requirements of an input iterator, for example, it is an input iterator, regardless of its type.<text:change-end text:change-id="ct1144913768"/><text:change text:change-id="ct1303159576"/><text:change-start text:change-id="ct1259356752"/></text:p>
      <text:p text:style-name="Production">Insert 7494f<text:change-end text:change-id="ct1259356752"/><text:change-start text:change-id="ct1259356304"/><text:variable-get text:name="chapter" office:value-type="float" style:data-style-name="N0">42</text:variable-get>01.eps<text:change-end text:change-id="ct1259356304"/><text:change-start text:change-id="ct1303161816"/></text:p>
      <text:p text:style-name="Figure_20_Caption">Figure <text:variable-get text:name="chapter" office:value-type="float" style:data-style-name="N0">42</text:variable-get>-<text:reference-mark-start text:name="iterators_fig"/><text:sequence text:ref-name="refDrawing0" text:name="Drawing" text:formula="ooow:Drawing+1" style:num-format="1">1</text:sequence><text:reference-mark-end text:name="iterators_fig"/>. <text:change-end text:change-id="ct1303161816"/><text:change-start text:change-id="ct1303159240"/>Substitution tree for iterators<text:change-end text:change-id="ct1303159240"/><text:change-start text:change-id="ct1322390316"/></text:p>
      <text:p text:style-name="Body_20_Text"><text:change-end text:change-id="ct1322390316"/>All iterators can be copied and assigned freely. The result of a copy or an assignment is a new iterator that refers to the same item as the original iterator. The other characteristics depend on the iterator category, as described in the following sections.</text:p>
      <text:p text:style-name="Heading_20_2">Input Iterators</text:p>
      <text:p text:style-name="Body_20_Text_20_First">An input iterator, unsurprisingly, supports only input. You can read from the iterator (using the unary <text:span text:style-name="Code_20_Inline">*</text:span> operator) only once per iteration. You cannot modify the item that the iterator refers to. The <text:span text:style-name="Code_20_Inline">++</text:span> operator advances to the next input item. You can compare iterators for equality and inequality, but the only meaningful comparison is to compare an iterator with an end iterator. You cannot, in general, compare two input iterators to see if they refer to the same item.</text:p>
      <text:p text:style-name="Body_20_Text">That’s about it. Input iterators are quite limited, but they are also extremely useful. Almost every standard algorithm expresses an input range in terms of two input iterators: the start of the input range and one-past-the-end of the input range.</text:p>
      <text:p text:style-name="Body_20_Text">The <text:span text:style-name="Code_20_Inline">istream_iterator</text:span> type is an example of a input iterator. You can also treat any container’s iterator as an input iterator, e.g., the iterator that a vector’s <text:span text:style-name="Code_20_Inline">begin()</text:span> member function returns.</text:p>
      <text:p text:style-name="Heading_20_2">Output Iterators</text:p>
      <text:p text:style-name="Body_20_Text_20_First">An output iterator supports only output. You can assign to an iterator item (by applying the <text:span text:style-name="Code_20_Inline">*</text:span> operator to the iterator on the left-hand side of an assignment), but you cannot read from the iterator. You can modify the iterator value only once per iteration. The <text:span text:style-name="Code_20_Inline">++</text:span> operator advances to the next output item.</text:p>
      <text:p text:style-name="Body_20_Text">You <text:span text:style-name="T2">cannot</text:span> compare output iterators for equality or inequality.</text:p>
      <text:p text:style-name="Body_20_Text">In spite of the limitations on output iterators, they, too, are widely used by the standard algorithms. Every algorithm that copies data to an output range takes an output iterator<text:hidden-text text:condition="ooow:comment == 1" text:string-value="I think that we need to make clear somewhere that an iterator can belong to more than one classification (there is a kind of inheritnace relationship) What is required for a particular type of iterator is that it provides the required semantics at a minimum it may offer much more." text:is-hidden="true">I think that we need to make clear somewhere that an iterator can belong to more than one classification (there is a kind of inheritnace relationship) What is required for a particular type of iterator is that it provides the required semantics at a minimum it may offer much more.</text:hidden-text> to specify the start of the range.</text:p>
      <text:p text:style-name="Body_20_Text">One caution when dealing with output iterators is that you must ensure that wherever the iterator is actually writing has enough room to store the entire output<text:hidden-text text:condition="ooow:comment == 1" text:string-value="or provides some mechanism for dealing with the problem." text:is-hidden="true">or provides some mechanism for dealing with the problem.</text:hidden-text>. Any mistakes result in undefined behavior. Some implementations offer debugging iterators that can check for this kind of mistake, and you should certainly take advantage of such tools when they are available. Don’t rely solely on debugging libraries, however. Careful code design, careful code implementation, and careful code review are absolutely necessary to ensure safety when using output (and other) iterators.</text:p>
      <text:p text:style-name="Body_20_Text">The <text:span text:style-name="Code_20_Inline">ostream_iterator</text:span> type is an example of an output iterator. You can also treat any container’s iterator as an output iterator, e.g., the iterator that a vector’s <text:span text:style-name="Code_20_Inline">begin()</text:span> member function returns.</text:p>
      <text:p text:style-name="Heading_20_2">Forward Iterators</text:p>
      <text:p text:style-name="Body_20_Text_20_First">A forward iterator has all the functionality of an input iterator and an output iterator, and then some. You can freely read from and write to an iterator item (still using the unary <text:span text:style-name="Code_20_Inline">*</text:span> operator), and you can do so as often as you wish. The <text:span text:style-name="Code_20_Inline">++</text:span> operator advances to the next item, and the <text:span text:style-name="Code_20_Inline">==</text:span> and <text:span text:style-name="Code_20_Inline">!=</text:span> operators can compare iterators to see if they refer to the same item or to the end position.</text:p>
      <text:p text:style-name="Body_20_Text">Some algorithms require forward iterators instead of input iterators. I glossed over that detail in the previous explorations because it rarely affects you. For example, the binary search algorithms require forward iterators to specify the input range. That’s because they might need to refer to a particular item more than once. In real terms, that means you cannot directly use an <text:span text:style-name="Code_20_Inline">istream_iterator</text:span> as an argument to, say, <text:span text:style-name="Code_20_Inline">lower_bound</text:span>, but then, you aren’t likely to try that in a real program. All the containers’ iterators meet the requirements of forward iterators, so in practical terms, this restriction has little effect.</text:p>
      <text:p text:style-name="Heading_20_2">Bidirectional Iterators</text:p>
      <text:p text:style-name="Body_20_Text_20_First">A bidirectional iterator has all the functionality of a forward iterator, but it also supports the <text:span text:style-name="Code_20_Inline">--</text:span> operator, which moves the iterator backward one position to the previous item. As with any iterator, you are responsible for ensuring that you never advance the iterator past the end of the range or before the beginning.</text:p>
      <text:p text:style-name="Body_20_Text">The <text:span text:style-name="Code_20_Inline">reverse</text:span> and <text:span text:style-name="Code_20_Inline">reverse_copy</text:span> algorithms (and a few others) require bidirectional iterators. All the containers’ iterators meet at least the requirements of bidirectional iterators, so you rarely have to worry about this restriction.</text:p>
      <text:p text:style-name="Heading_20_2">Random Access Iterators</text:p>
      <text:p text:style-name="Body_20_Text_20_First">A random access iterator is the most powerful iterator. It has all the functionality of all other iterators, plus you can move the iterator an arbitrary amount by adding or subtracting an integer.</text:p>
      <text:p text:style-name="Body_20_Text">You can subtract two iterators (provided they refer to the same <text:change text:change-id="ct1135367956"/>sequence of objects) to obtain the distance between them. Recall from Exploration 41 that the <text:span text:style-name="Code_20_Inline">distance</text:span> function returns the distance between two iterators. If you pass forward or bidirectional iterators to the function, it advances the starting iterator one step at a time until it reaches the end iterator. Only then will it know the distance. If you pass random access iterators, it merely subtracts the two iterators and immediately returns the distance between them.</text:p>
      <text:p text:style-name="Body_20_Text">You can compare random access iterators for equality or inequality. If the two iterators refer to the same sequence of objects, you can also use any of the relational operators. For random access iterators, <text:span text:style-name="Code_20_Inline">a</text:span> <text:span text:style-name="Code_20_Inline">&lt;</text:span> <text:span text:style-name="Code_20_Inline">b</text:span> means <text:span text:style-name="Code_20_Inline">a</text:span> refers to an item earlier in the sequence than <text:span text:style-name="Code_20_Inline">b</text:span>.</text:p>
      <text:p text:style-name="Body_20_Text">Algorithms such as <text:span text:style-name="Code_20_Inline">sort</text:span> <text:hidden-text text:condition="ooow:comment == 1" text:string-value="note that a list has its own sort and stable_sort member functions that do not require random access iterators" text:is-hidden="true">note that a list has its own sort and stable_sort member functions that do not require random access iterators</text:hidden-text>require random access iterators. The <text:span text:style-name="Code_20_Inline">vector</text:span> type provides random access iterators, but not all containers do. The <text:change text:change-id="ct1301585672"/><text:change-start text:change-id="ct1303721312"/><text:span text:style-name="Code_20_Inline">list</text:span><text:change-end text:change-id="ct1303721312"/> <text:hidden-text text:condition="ooow:comment == 1" text:string-value="That is a bad example because you cannot sort a map (it is pre-sorted) use list as an example" text:is-hidden="true">That is a bad example because you cannot sort a map (it is pre-sorted) use list as an example</text:hidden-text>container, for example, <text:change-start text:change-id="ct1293768792"/>implements a doubly-linked list. It <text:change-end text:change-id="ct1293768792"/>has only bidirectional iterators<text:change text:change-id="ct1303721200"/>.<text:change-start text:change-id="ct1303722656"/> Because you can’t use the <text:span text:style-name="Code_20_Inline">sort</text:span> algorithm, the list container has its own <text:span text:style-name="Code_20_Inline">sort</text:span> member function. Learn more about <text:span text:style-name="Code_20_Inline">list</text:span> in Exploration 52.<text:change-end text:change-id="ct1303722656"/></text:p>
      <text:p text:style-name="Body_20_Text">So input, forward, bidirectional, and random access iterators all qualify as “read” iterators, and output, forward, bidirectional, and random access iterators all qualify as “write” iterators. An algorithm, such as <text:span text:style-name="Code_20_Inline">copy</text:span>, might require only input and output iterators. That is, the input range requires two input iterators; you can use any iterator that meets the requirements of an input iterator: input, forward, bidirectional, or random access. For the start of the output range, use any iterator that meets the requirements of an output iterator: output, forward, bidirectional, or random access.</text:p>
      <text:p text:style-name="Heading_20_1">Working With Iterators</text:p>
      <text:p text:style-name="Body_20_Text_20_First">The most common sources for iterators are the <text:span text:style-name="Code_20_Inline">beg</text:span><text:span text:style-name="Code_20_Inline"><text:span text:style-name="Code_20_Inline">in</text:span></text:span><text:span text:style-name="Code_20_Inline">()</text:span> and <text:span text:style-name="Code_20_Inline">end()</text:span> member functions that all containers (such as <text:span text:style-name="Code_20_Inline">map</text:span> and <text:span text:style-name="Code_20_Inline">vector</text:span>) provide. The <text:span text:style-name="Code_20_Inline">begin()</text:span> member function returns an iterator that refers to the first element of the container, and <text:span text:style-name="Code_20_Inline">end()</text:span> returns an iterator that refers to the position one past the last element of the container.</text:p>
      <text:p text:style-name="P2">What does <text:span text:style-name="Code_20_Inline">begin()</text:span> return for an empty container?</text:p>
      <text:p text:style-name="Body_20_Text_20_First">~LLL</text:p>
      <text:p text:style-name="Body_20_Text">If the container is empty, <text:span text:style-name="Code_20_Inline">begin()</text:span> returns the same value as <text:span text:style-name="Code_20_Inline">end()</text:span>, that is, a special value that represents “past the end” and cannot be dereferenced. One way to test whether a container is empty is to test whether <text:span text:style-name="Code_20_Inline">begin()</text:span> <text:span text:style-name="Code_20_Inline">==</text:span> <text:span text:style-name="Code_20_Inline">end()</text:span>. (Even better, especially when you writing a real program and not trying to illustrate the nature of iterators, is to call the <text:span text:style-name="Code_20_Inline">empty()</text:span> member function, which every container provides.)<text:change-start text:change-id="ct1238524924"/></text:p>
      <text:p text:style-name="Body_20_Text">The type <text:change-end text:change-id="ct1238524924"/><text:change-start text:change-id="ct1245357872"/>of a container’s iterator is always named <text:span text:style-name="Code_20_Inline">iterator</text:span>. The name is a nested member, so you refer to the iterator name by prefixing it with the container type:</text:p>
      <text:p text:style-name="Code_20_First">std::map&lt;std::string, int&gt;::iterator map_iter;</text:p>
      <text:p text:style-name="Code_20_Last">std::vector&lt;int&gt;::ite<text:change-end text:change-id="ct1245357872"/><text:change-start text:change-id="ct1259358208"/>rator vector_iter;</text:p>
      <text:p text:style-name="Body_20_Text_20_Cont">Each container implements its iterator differently. All that matters to you is that the iterator fulfill the requirements of one of the standard categories<text:change-end text:change-id="ct1259358208"/><text:change-start text:change-id="ct1244340056"/>.<text:change-end text:change-id="ct1244340056"/></text:p>
      <text:p text:style-name="Body_20_Text">The exact category of iterator depends on the container. A <text:span text:style-name="Code_20_Inline">vector</text:span> returns random access iterators. A <text:span text:style-name="Code_20_Inline">map</text:span> returns bidirectional iterators. Any library reference will tell you exactly what category of iterator each container supports.</text:p>
      <text:p text:style-name="Body_20_Text">A number of algorithms and container member functions also return iterators. For example, almost every function that performs a search returns an iterator that refers to the desired item. If the function cannot find the item, it returns the end iterator.<text:change-start text:change-id="ct1302711380"/> The type of the return value is usually the same as the type of the iterators in the input range. Algorithms that copy elements to <text:change-end text:change-id="ct1302711380"/><text:change-start text:change-id="ct1245359888"/>an output range return the result iterator.<text:change-end text:change-id="ct1245359888"/></text:p>
      <text:p text:style-name="Body_20_Text">Once you have an iterator, you can dereference it with <text:span text:style-name="Code_20_Inline">*</text:span> to obtain the value that it refers to (except for an output iterator, which you dereference only to assign a new value; and except for the end iterators, which you can never dereference). If the iterator refers to an object, and you want to access a member of the object, you can use the shorthand <text:span text:style-name="Code_20_Inline">-&gt;</text:span> notation:</text:p>
      <text:p text:style-name="Code_20_First">std::vector&lt;std::string&gt; lines(2, "hello");</text:p>
      <text:p text:style-name="Code">std::string first(*lines.begin()); <text:s text:c="2"/>// dereference the first item</text:p>
      <text:p text:style-name="Code_20_Last">int size(lines.begin()-&gt;size()); <text:s text:c="4"/>// dereference and call a member function</text:p>
      <text:p text:style-name="Body_20_Text_20_Cont">You can advance an iterator to a new position by calling the <text:span text:style-name="Code_20_Inline">advance</text:span> function (declared in <text:span text:style-name="Code_20_Inline">&lt;iterator&gt;</text:span>). The first argument is the iterator you want to advance, and the second is the number of positions. If the iterator is bidirectional or random access, the second argument can be negative to go backward. You can advance an input iterator but not an output iterator. Reusing the <text:span text:style-name="Code_20_Inline">sequence</text:span> functor from Exploration 40, read the program in Listing <text:variable-get text:name="chapter" office:value-type="float" style:data-style-name="N0">42</text:variable-get>-<text:reference-ref text:reference-format="text" text:ref-name="advance_code">1</text:reference-ref>.</text:p>
      <text:p text:style-name="Code_20_Caption">Listing <text:variable-get text:name="chapter" office:value-type="float" style:data-style-name="N0">42</text:variable-get>-<text:reference-mark-start text:name="advance_code"/><text:sequence text:ref-name="refText0" text:name="Text" text:formula="ooow:Text+1" style:num-format="1">1</text:sequence><text:reference-mark-end text:name="advance_code"/>. Advancing an iterator</text:p>
      <text:p text:style-name="Code_20_First">#include &lt;algorithm&gt;</text:p>
      <text:p text:style-name="Code">#include &lt;iostream&gt;</text:p>
      <text:p text:style-name="Code">#include &lt;iterator&gt;</text:p>
      <text:p text:style-name="Code">#include &lt;ostream&gt;</text:p>
      <text:p text:style-name="Code">#include &lt;vector&gt;</text:p>
      <text:p text:style-name="Code"/>
      <text:p text:style-name="Code">#include "data.hpp"</text:p>
      <text:p text:style-name="Code">#include "sequence.hpp"</text:p>
      <text:p text:style-name="Code"/>
      <text:p text:style-name="Code">int main()</text:p>
      <text:p text:style-name="Code">{</text:p>
      <text:p text:style-name="Code"><text:s text:c="2"/>intvector data(10);</text:p>
      <text:p text:style-name="Code"><text:s text:c="2"/>std::generate(data.begin(), data.end(), sequence(0, 2)); // fill with even numbers </text:p>
      <text:p text:style-name="Code"><text:s text:c="2"/><text:change text:change-id="ct1301585560"/><text:change-start text:change-id="ct1301358364"/><text:span text:style-name="T3">intvec_</text:span><text:change-end text:change-id="ct1301358364"/>iterator iter(data.begin());</text:p>
      <text:p text:style-name="Code_20_Bold"><text:s text:c="2"/>std::advance(iter, 4);</text:p>
      <text:p text:style-name="Code"><text:s text:c="2"/>std::cout &lt;&lt; *iter &lt;&lt; ", ";</text:p>
      <text:p text:style-name="Code_20_Bold"><text:s text:c="2"/>std::advance(iter, -2);</text:p>
      <text:p text:style-name="Code"><text:s text:c="2"/>std::cout &lt;&lt; *iter &lt;&lt; '\n';</text:p>
      <text:p text:style-name="Code_20_Last">}</text:p>
      <text:p text:style-name="P3">What does the program print?</text:p>
      <text:p text:style-name="Body_20_Text_20_First">~LLL</text:p>
      <text:p text:style-name="Body_20_Text_20_Cont">The <text:span text:style-name="Code_20_Inline">data</text:span> vector is filled with even numbers, starting at 0. The iterator, <text:span text:style-name="Code_20_Inline">iter</text:span>, initially refers to the first element of the vector, namely, 0. The iterator advances four positions, to value 8, and then back two positions to 4. So the output is:</text:p>
      <text:p text:style-name="Results_20_Single">8, 4</text:p>
      <text:p text:style-name="Body_20_Text_20_Cont">Declaring variables to store iterators is clumsy. The type names are long and cumbersome. A good idea, therefore, is to use <text:span text:style-name="Code_20_Inline">typedef</text:span> declarations to create shorter aliases for the long, clumsy type names:</text:p>
      <text:p text:style-name="Code_20_First"><text:change text:change-id="ct1322545864"/>typedef <text:change-start text:change-id="ct1293783056"/>std::vector&lt;std::<text:change-end text:change-id="ct1293783056"/>string<text:change text:change-id="ct1303723664"/><text:change-start text:change-id="ct1661509504"/>&gt;<text:change-end text:change-id="ct1661509504"/>::iterator <text:s text:c="7"/>str<text:change-start text:change-id="ct1661506368"/>vec<text:change-end text:change-id="ct1661506368"/><text:change text:change-id="ct1303723776"/>_iterator;</text:p>
      <text:p text:style-name="Code"/>
      <text:p text:style-name="Code"><text:change-start text:change-id="ct1661505920"/>std::vector&lt;<text:change-end text:change-id="ct1661505920"/><text:change-start text:change-id="ct1195832460"/>std::<text:change-end text:change-id="ct1195832460"/>string<text:change text:change-id="ct1237448932"/><text:change-start text:change-id="ct1661506480"/>&gt;<text:change-end text:change-id="ct1661506480"/> lines(2, "hello");</text:p>
      <text:p text:style-name="Code">str<text:change-start text:change-id="ct1661507936"/>vec<text:change-end text:change-id="ct1661507936"/><text:change text:change-id="ct1661148704"/>_iterator iter(lines.begin());</text:p>
      <text:p text:style-name="Code">std::string first(*iter); <text:s text:c="2"/>// dereference the first item</text:p>
      <text:p text:style-name="Code_20_Last">int size(iter-&gt;size()); <text:s text:c="4"/>// dereference and call a member function</text:p>
      <text:p text:style-name="Heading_20_1">const_iterator vs. const iterator</text:p>
      <text:p text:style-name="Body_20_Text_20_First">A frequent source of confusion is the difference between a <text:span text:style-name="Code_20_Inline">const_iterator</text:span> and <text:span text:style-name="Code_20_Inline">const</text:span> <text:span text:style-name="Code_20_Inline">iterator</text:span>. An output iterator (and <text:change text:change-id="ct1257456896"/>any iterator that also meets the requirements of an output iterator, namely, forward, bidirectional, and random access) lets you modify the item it refers to. For some forward iterators (and bidirectional and random access), you want to treat the data in the range as read only. Even though the iterator itself meets the requirements of a forward iterator, your immediate need might be only for an input iterator.</text:p>
      <text:p text:style-name="Body_20_Text">You might think that declaring the iterator <text:span text:style-name="Code_20_Inline">const</text:span> would help. After all, that’s how you ask the compiler to help you by preventing accidental modification of a variable: declare the variable with the <text:span text:style-name="Code_20_Inline">const</text:span> specifier. What do you think? <text:span text:style-name="T4">Will it work?</text:span><text:span text:style-name="T5"> ~SSS</text:span></text:p>
      <text:p text:style-name="P4">If you aren’t sure, try a test. Read Listing <text:variable-get text:name="chapter" office:value-type="float" style:data-style-name="N0">42</text:variable-get>-<text:reference-ref text:reference-format="text" text:ref-name="broken_const_iterator_code">2</text:reference-ref> and predict its output.</text:p>
      <text:p text:style-name="Code_20_Caption"><text:hidden-text text:condition="ooow:" text:string-value=".cxx" text:is-hidden="true"/>Listing <text:variable-get text:name="chapter" office:value-type="float" style:data-style-name="N0">42</text:variable-get>-<text:reference-mark-start text:name="broken_const_iterator_code"/><text:sequence text:ref-name="refText1" text:name="Text" text:formula="ooow:Text+1" style:num-format="1">2</text:sequence><text:reference-mark-end text:name="broken_const_iterator_code"/>. Printing the middle item of a series of integers</text:p>
      <text:p text:style-name="Code_20_First">#include &lt;iostream&gt;</text:p>
      <text:p text:style-name="Code">#include &lt;ostream&gt;</text:p>
      <text:p text:style-name="Code"/>
      <text:p text:style-name="Code">#include "data.hpp"</text:p>
      <text:p text:style-name="Code"/>
      <text:p text:style-name="Code">int main()</text:p>
      <text:p text:style-name="Code">{</text:p>
      <text:p text:style-name="Code"><text:s text:c="2"/>intvector data;</text:p>
      <text:p text:style-name="Code"><text:s text:c="2"/>read_data(data);</text:p>
      <text:p text:style-name="Code"><text:s text:c="2"/>const <text:change text:change-id="ct1301585784"/><text:change-start text:change-id="ct1293777436"/><text:span text:style-name="T3">intvec_</text:span><text:change-end text:change-id="ct1293777436"/>iterator iter(data.begin());</text:p>
      <text:p text:style-name="Code"><text:s text:c="2"/>std::advance(iter, data.size() / 2); // move to middle of vector</text:p>
      <text:p text:style-name="Code"><text:s text:c="2"/>if (not data.empty())</text:p>
      <text:p text:style-name="Code"><text:s text:c="4"/>std::cout &lt;&lt; "middle item = " &lt;&lt; *iter &lt;&lt; '\n';</text:p>
      <text:p text:style-name="Code_20_Last">}</text:p>
      <text:p text:style-name="Body_20_Text_20_Cont">Can you see why the compiler refuses to compile the program? Maybe you can’t see the precise reason, buried in the compiler’s error output. (The next section will discuss this problem at greater length.) The error is that the variable <text:span text:style-name="Code_20_Inline">iter</text:span> is <text:span text:style-name="Code_20_Inline">const</text:span>. You cannot modify the iterator, so you cannot advance it to the middle of the vector.</text:p>
      <text:p text:style-name="Body_20_Text">Instead of declaring the iterator itself as <text:span text:style-name="Code_20_Inline">const</text:span>, what you need to do is to tell the compiler that you want the iterator to refer to <text:span text:style-name="Code_20_Inline">const</text:span> data. If the vector itself were <text:span text:style-name="Code_20_Inline">const</text:span>, the <text:span text:style-name="Code_20_Inline">begin()</text:span> function would return exactly such a iterator. You could freely modify the iterator’s position, but you could not modify the value that the iterator refers to. The name of the iterator that this function returns is <text:span text:style-name="Code_20_Inline">const_iterator</text:span> (with underscore).</text:p>
      <text:p text:style-name="Body_20_Text">In other words, every container actually has two different <text:span text:style-name="Code_20_Inline">begin()</text:span> functions. <text:change-start text:change-id="ct1303721760"/>One is a <text:span text:style-name="Code_20_Inline">const</text:span> member function and returns <text:span text:style-name="Code_20_Inline">const_iterator</text:span>. The other is not a <text:span text:style-name="Code_20_Inline">const</text:span> member function; it returns a plain <text:span text:style-name="Code_20_Inline">iterator</text:span>. As with any <text:span text:style-name="Code_20_Inline">const</text:span> or non-<text:span text:style-name="Code_20_Inline">const</text:span> member function, the compiler chooses one or the other depending on whether the container itself is <text:span text:style-name="Code_20_Inline">const</text:span>. <text:change-end text:change-id="ct1303721760"/>If the container is not <text:span text:style-name="Code_20_Inline">const</text:span>, <text:change text:change-id="ct1303720752"/>you get the non-<text:span text:style-name="Code_20_Inline">const</text:span> version of <text:span text:style-name="Code_20_Inline">begin()</text:span>, which returns a plain <text:span text:style-name="Code_20_Inline">iterator</text:span>.<text:change-start text:change-id="ct1303723888"/>, and you can modify the container contents through the iterator.<text:change-end text:change-id="ct1303723888"/> If the container is <text:span text:style-name="Code_20_Inline">const</text:span>, <text:change text:change-id="ct1303720304"/>you get the <text:span text:style-name="Code_20_Inline">const</text:span> version of <text:span text:style-name="Code_20_Inline">begin()</text:span>, which returns a <text:span text:style-name="Code_20_Inline">const_iterator</text:span><text:span text:style-name="Code_20_Inline"><text:hidden-text text:condition="ooow:comment == 1" text:string-value="I do not like your explanation and find it dangerous. iterator and const_iterator are two disitinct types. It is true that there is a conversion from iterator to const_iterator but that does not seem to be what you wrote." text:is-hidden="true">I do not like your explanation and find it dangerous. iterator and const_iterator are two disitinct types. It is true that there is a conversion from iterator to const_iterator but that does not seem to be what you wrote.</text:hidden-text></text:span><text:change-start text:change-id="ct1303723328"/>, <text:span text:style-name="T6">which</text:span> prevents you fr<text:change-end text:change-id="ct1303723328"/><text:change-start text:change-id="ct1303722096"/>om modifying the container’s contents<text:change-end text:change-id="ct1303722096"/>.</text:p>
      <text:p text:style-name="Body_20_Text">Rewrite Listing <text:variable-get text:name="chapter" office:value-type="float" style:data-style-name="N0">42</text:variable-get>-<text:reference-ref text:reference-format="text" text:ref-name="broken_const_iterator_code">2</text:reference-ref> to use a <text:span text:style-name="T7">const_iterator</text:span>. Your program should end up looking something like Listing <text:variable-get text:name="chapter" office:value-type="float" style:data-style-name="N0">42</text:variable-get>-<text:reference-ref text:reference-format="text" text:ref-name="corrected_const_iterator_code">3</text:reference-ref>.</text:p>
      <text:p text:style-name="Code_20_Caption">Listing <text:variable-get text:name="chapter" office:value-type="float" style:data-style-name="N0">42</text:variable-get>-<text:reference-mark-start text:name="corrected_const_iterator_code"/><text:sequence text:ref-name="refText2" text:name="Text" text:formula="ooow:Text+1" style:num-format="1">3</text:sequence><text:reference-mark-end text:name="corrected_const_iterator_code"/>. Really printing the middle item of a series of integers</text:p>
      <text:p text:style-name="Code_20_First">#include &lt;iostream&gt;</text:p>
      <text:p text:style-name="Code">#include &lt;ostream&gt;</text:p>
      <text:p text:style-name="Code"/>
      <text:p text:style-name="Code">#include "data.hpp"</text:p>
      <text:p text:style-name="Code"/>
      <text:p text:style-name="Code">int main()</text:p>
      <text:p text:style-name="Code">{</text:p>
      <text:p text:style-name="Code"><text:s text:c="2"/>intvector data;</text:p>
      <text:p text:style-name="Code"><text:s text:c="2"/>read_data(data);</text:p>
      <text:p text:style-name="Code"><text:s text:c="2"/>intvector::const_iterator iter(data.begin());</text:p>
      <text:p text:style-name="Code"><text:s text:c="2"/>std::advance(iter, data.size() / 2); // move to middle of vector</text:p>
      <text:p text:style-name="Code"><text:s text:c="2"/>if (not data.empty())</text:p>
      <text:p text:style-name="Code"><text:s text:c="4"/>std::cout &lt;&lt; "middle item = " &lt;&lt; *iter &lt;&lt; '\n';</text:p>
      <text:p text:style-name="Code_20_Last">}</text:p>
      <text:p text:style-name="Body_20_Text_20_Cont">Prove to yourself that you cannot modify the data when you have a <text:span text:style-name="Code_20_Inline">const_iterator</text:span>. <text:span text:style-name="T4">Make a further modification to your program to negate the middle value.</text:span><text:span text:style-name="T5"> Now your program should look like Listing </text:span><text:span text:style-name="T5"><text:variable-get text:name="chapter" office:value-type="float" style:data-style-name="N0">42</text:variable-get></text:span><text:span text:style-name="T5">-</text:span><text:span text:style-name="T5"><text:reference-ref text:reference-format="text" text:ref-name="negate_const_iterator_code">4</text:reference-ref></text:span><text:span text:style-name="T5">.</text:span></text:p>
      <text:p text:style-name="Code_20_Caption"><text:hidden-text text:condition="ooow:" text:string-value=".cxx" text:is-hidden="true"/>Listing <text:variable-get text:name="chapter" office:value-type="float" style:data-style-name="N0">42</text:variable-get>-<text:reference-mark-start text:name="negate_const_iterator_code"/><text:sequence text:ref-name="refText3" text:name="Text" text:formula="ooow:Text+1" style:num-format="1">4</text:sequence><text:reference-mark-end text:name="negate_const_iterator_code"/>. Negating the middle value in a series of integers</text:p>
      <text:p text:style-name="Code_20_First">#include &lt;iostream&gt;</text:p>
      <text:p text:style-name="Code">#include &lt;ostream&gt;</text:p>
      <text:p text:style-name="Code"/>
      <text:p text:style-name="Code">#include "data.hpp"</text:p>
      <text:p text:style-name="Code"/>
      <text:p text:style-name="Code">int main()</text:p>
      <text:p text:style-name="Code">{</text:p>
      <text:p text:style-name="Code"><text:s text:c="2"/>intvector data;</text:p>
      <text:p text:style-name="Code"><text:s text:c="2"/>read_data(data);</text:p>
      <text:p text:style-name="Code"><text:s text:c="2"/>intvector::const_iterator iter(data.begin());</text:p>
      <text:p text:style-name="Code"><text:s text:c="2"/>std::advance(iter, data.size() / 2); // move to middle of vector</text:p>
      <text:p text:style-name="Code"><text:s text:c="2"/>if (not data.empty())</text:p>
      <text:p text:style-name="Code"><text:s text:c="4"/>*iter = - *iter;</text:p>
      <text:p text:style-name="Code"><text:s text:c="2"/>write_data(data);</text:p>
      <text:p text:style-name="Code_20_Last">}</text:p>
      <text:p text:style-name="Body_20_Text_20_First">If you change <text:span text:style-name="Code_20_Inline">const_iterator</text:span> to <text:span text:style-name="Code_20_Inline">iterator</text:span>, the program works. <text:span text:style-name="T4">Do it.</text:span></text:p>
      <text:p text:style-name="Heading_20_1">Error Messages</text:p>
      <text:p text:style-name="Body_20_Text_20_First">When you compiled Listing <text:variable-get text:name="chapter" office:value-type="float" style:data-style-name="N0">42</text:variable-get>-<text:reference-ref text:reference-format="text" text:ref-name="broken_const_iterator_code">2</text:reference-ref>, the compiler issued an error message, or <text:span text:style-name="T2">diagnostic</text:span> as the C++ standard writers call it. <text:change text:change-id="ct1293778780"/>For example, the compiler that I use every day, g++, prints the following:</text:p>
      <text:p text:style-name="Results_20_First">/usr/include/c++/4.0.2/bits/stl_iterator_base_funcs.h: In function void~CCC</text:p>
      <text:p text:style-name="Results">std::__advance(_RandomAccessIterator&amp;, _Distance,~CCC</text:p>
      <text:p text:style-name="Results">std::random_access_iterator_tag) [with _RandomAccessIterator = const~CCC</text:p>
      <text:p text:style-name="Results">__gnu_cxx::__normal_iterator&lt;int*, std::vector&lt;int, std::allocator&lt;int&gt; &gt; &gt;,~CCC _Distance = unsigned int]:</text:p>
      <text:p text:style-name="Results">/usr/include/c++/4.0.2/bits/stl_iterator_base_funcs.h:175: <text:s text:c="2"/>instantiated from~CCC</text:p>
      <text:p text:style-name="Results">void std::advance(_InputIterator&amp;, _Distance) [with _InputIterator = const~CCC</text:p>
      <text:p text:style-name="Results">__gnu_cxx::__normal_iterator&lt;int*, std::vector&lt;int, std::allocator&lt;int&gt; &gt; &gt;,~CCC _Distance = unsigned int]</text:p>
      <text:p text:style-name="Results">list4102.cxx:13: <text:s text:c="2"/>instantiated from here</text:p>
      <text:p text:style-name="Results">/usr/include/c++/4.0.2/bits/stl_iterator_base_funcs.h:155: error: no match for~CCC</text:p>
      <text:p text:style-name="Results">operator+= in __i += __n</text:p>
      <text:p text:style-name="Results">/usr/include/c++/4.0.2/bits/stl_iterator.h:649: note: candidates are:~CCC</text:p>
      <text:p text:style-name="Results">__gnu_cxx::__normal_iterator&lt;_Iterator, _Container&gt;&amp;~CCC</text:p>
      <text:p text:style-name="Results">__gnu_cxx::__normal_iterator&lt;_Iterator, _Container&gt;::operator+=(const typename~CCC std::iterator_traits&lt;_Iterator&gt;::difference_type&amp;) [with _Iterator = int*,~CCC</text:p>
      <text:p text:style-name="Results_20_Last">_Container = std::vector&lt;int, std::allocator&lt;int&gt; &gt;] &lt;near match&gt;</text:p>
      <text:p text:style-name="Body_20_Text_20_Cont">So what does all that gobbledygook mean? Although a C++ expert can figure it out, <text:change text:change-id="ct1293777212"/><text:change-start text:change-id="ct1293778556"/>it may be not<text:change-end text:change-id="ct1293778556"/> much help to you. Buried in the middle is the line number and source file that identify the source of the error. That’s where you need to start looking. The compiler didn’t detect the error until it started working though various <text:span text:style-name="Code_20_Inline">#include</text:span> files. These file names depend on the implementation of the standard library, so you can’t always tell from those file names what is the actual error.</text:p>
      <text:p text:style-name="Body_20_Text">In this case, the error arises from within the <text:span text:style-name="Code_20_Inline">std::advance</text:span> function. That’s when the compiler detects that it has a <text:span text:style-name="Code_20_Inline">const</text:span> <text:span text:style-name="Code_20_Inline">iterator</text:span>, but it does not have any functions that work with a <text:span text:style-name="Code_20_Inline">const</text:span> <text:span text:style-name="Code_20_Inline">iterator</text:span>. Instead of complaining about the <text:span text:style-name="Code_20_Inline">const</text:span>-ness, however, all it manages to do is to complain that it lacks a “match” for the function it seeks. That means it was looking for argument types that match the parameter types to resolve an overloaded operator. Because a <text:span text:style-name="Code_20_Inline">const</text:span> argument cannot match a non-<text:span text:style-name="Code_20_Inline">const</text:span> parameter, the compiler failed to find an overload that matches the arguments.</text:p>
      <text:p text:style-name="Body_20_Text">Don’t give up hope for ever understanding C++ compiler error messages. By the end of the book, you will have gained quite a bit more knowledge that will help you understand how the compiler and library really work, and that understanding will help you make sense of these error messages.</text:p>
      <text:p text:style-name="Body_20_Text">My advice for dealing with the deluge of confusing error messages is to start by finding the first mention of your source file. That should tell you the line number that gives rise to the problem. Check the source file. You might see an obvious mistake. If not, check the error message text. Ignore the “instantiated from here” and similar messages. Try to find the real error message.</text:p>
      <text:p text:style-name="Heading_20_1">Specialized Iterators</text:p>
      <text:p text:style-name="Body_20_Text_20_First">The <text:span text:style-name="Code_20_Inline">&lt;iterator&gt;</text:span> header defines a number of useful, specialized iterators, such as <text:span text:style-name="Code_20_Inline">back_inserter</text:span>, which you’ve seen several times already. Strictly speaking, <text:span text:style-name="Code_20_Inline">back_inserter</text:span> is a function that returns an iterator, but you rarely need to know the exact iterator type.</text:p>
      <text:p text:style-name="Body_20_Text">In addition to <text:span text:style-name="Code_20_Inline">back_inserter</text:span>, you can also use <text:span text:style-name="Code_20_Inline">front_inserter</text:span>, which also takes a container as an argument and returns an output iterator. Every time you assign a value to the dereferenced iterator, it calls the container’s <text:span text:style-name="Code_20_Inline">push_front</text:span> member function to insert the value at the start of the container.</text:p>
      <text:p text:style-name="Body_20_Text">The <text:span text:style-name="Code_20_Inline">inserter</text:span> function takes a container and an iterator as arguments. It returns an output iterator that calls the container’s <text:span text:style-name="Code_20_Inline">insert</text:span> function. The <text:span text:style-name="Code_20_Inline">insert</text:span> member function requires an <text:span text:style-name="Code_20_Inline">iterator </text:span>argument, specifying the position at which to insert the value. The <text:span text:style-name="Code_20_Inline">inserter</text:span> iterator <text:s/>initially passes its second argument as the insertion position. After each insertion, it updates its internal iterator, so subsequent insertions go into subsequent positions. In other words, <text:span text:style-name="Code_20_Inline">inserter</text:span> just does the right thing.</text:p>
      <text:p text:style-name="Body_20_Text">Other specialized iterators include <text:span text:style-name="Code_20_Inline">istream_iterator</text:span> and <text:span text:style-name="Code_20_Inline">ostream_iterator</text:span>, which you’ve also seen. An <text:span text:style-name="Code_20_Inline">istream_iterator</text:span> is an input iterator that extracts values from a stream when you dereference the iterator. With no arguments, the <text:span text:style-name="Code_20_Inline">istream_</text:span><text:span text:style-name="Code_20_Inline"><text:span text:style-name="Code_20_Inline">i</text:span></text:span><text:span text:style-name="Code_20_Inline">terator</text:span> constructor creates an end-of-stream iterator. An iterator is equal to the end-of-stream iterator when an input operation fails.</text:p>
      <text:p text:style-name="Body_20_Text">An <text:span text:style-name="Code_20_Inline">ostream_iterator</text:span> is an output iterator. The constructor takes an output stream and an optional string as arguments. Assigning to the dereferenced iterator writes a value to the output stream, optionally followed by the string (from the constructor).</text:p>
      <text:p text:style-name="Body_20_Text">Another specialized iterator is <text:span text:style-name="Code_20_Inline">reverse_iterator</text:span>. It adapts an existing iterator (called the <text:span text:style-name="T2">base</text:span> iterator), which must be bidirectional (or random access). When the reverse iterator goes forward (<text:span text:style-name="Code_20_Inline">++</text:span>), the base iterator goes backward (<text:span text:style-name="Code_20_Inline">--</text:span>). Containers that support bidirectional iterators have <text:span text:style-name="Code_20_Inline">rbegin()</text:span> and <text:span text:style-name="Code_20_Inline">rend()</text:span> member functions, which return reverse iterators. The <text:span text:style-name="Code_20_Inline">rbegin()</text:span> function returns a reverse iterator that points to the last element of the container, and <text:span text:style-name="Code_20_Inline">rend()</text:span> returns a special reverse iterator value that represents one position before the beginning of the container.</text:p>
      <text:p text:style-name="Body_20_Text">C++ doesn’t permit an iterator to point to “one-before-the-beginning,” so reverse iterators have a somewhat funky implementation. Ordinarily, implementation details don’t matter, but <text:span text:style-name="Code_20_Inline">reverse_iterator</text:span> exposes this particular detail in its <text:span text:style-name="Code_20_Inline">base()</text:span> member function, which returns the base iterator.</text:p>
      <text:p text:style-name="Body_20_Text">I could tell you what the base iterator actually is, but that would take the fun away from you. <text:span text:style-name="T4">Write a program to reveal the nature of the </text:span><text:span text:style-name="T8">reverse_iterator</text:span><text:span text:style-name="T4">’s base iterator.</text:span><text:span text:style-name="T5"> (Hint: fill a vector with a sequence of integers. Use a reverse iterator to get to the middle value. Compare with the value of the iterator’s </text:span><text:span text:style-name="T7">base()</text:span><text:span text:style-name="T5"> iterator.)</text:span></text:p>
      <text:p text:style-name="P2">If a <text:span text:style-name="Code_20_Inline">reverse_iterator</text:span> points to position <text:span text:style-name="T2">x</text:span> of a container, what does it’s <text:span text:style-name="Code_20_Inline">base()</text:span> iterator point to?</text:p>
      <text:p text:style-name="Body_20_Text_20_First">~LLL</text:p>
      <text:p text:style-name="Body_20_Text_20_Cont">If you did not answer <text:span text:style-name="T2">x</text:span> + 1, try running the program in Listing <text:variable-get text:name="chapter" office:value-type="float" style:data-style-name="N0">42</text:variable-get>-<text:reference-ref text:reference-format="text" text:ref-name="reverse_iterator_code">5</text:reference-ref>.</text:p>
      <text:p text:style-name="Code_20_Caption">Listing <text:variable-get text:name="chapter" office:value-type="float" style:data-style-name="N0">42</text:variable-get>-<text:reference-mark-start text:name="reverse_iterator_code"/><text:sequence text:ref-name="refText4" text:name="Text" text:formula="ooow:Text+1" style:num-format="1">5</text:sequence><text:reference-mark-end text:name="reverse_iterator_code"/>. Revealing the implementation of <text:span text:style-name="Code_20_Inline">reverse_iterator</text:span></text:p>
      <text:p text:style-name="Code_20_First">#include &lt;algorithm&gt;</text:p>
      <text:p text:style-name="Code">#include &lt;cassert&gt;</text:p>
      <text:p text:style-name="Code">#include &lt;iostream&gt;</text:p>
      <text:p text:style-name="Code">#include &lt;ostream&gt;</text:p>
      <text:p text:style-name="Code"/>
      <text:p text:style-name="Code">#include "data.hpp"</text:p>
      <text:p text:style-name="Code">#include "sequence.hpp"</text:p>
      <text:p text:style-name="Code"/>
      <text:p text:style-name="Code">int main()</text:p>
      <text:p text:style-name="Code">{</text:p>
      <text:p text:style-name="Code"><text:s text:c="2"/>intvector data(10);</text:p>
      <text:p text:style-name="Code"><text:s text:c="2"/>std::generate(data.begin(), data.end(), sequence(1));</text:p>
      <text:p text:style-name="Code"><text:s text:c="2"/>write_data(data); <text:s text:c="30"/>// prints { 1 2 3 4 5 6 7 8 9 10 }</text:p>
      <text:p text:style-name="Code"><text:s text:c="2"/>intvector::iterator iter(data.begin());</text:p>
      <text:p text:style-name="Code"><text:s text:c="2"/>iter = iter + 5; <text:s text:c="31"/>// iter is random access</text:p>
      <text:p text:style-name="Code"><text:s text:c="2"/>std::cout &lt;&lt; *iter &lt;&lt; '\n'; <text:s text:c="20"/>// prints 5</text:p>
      <text:p text:style-name="Code"/>
      <text:p text:style-name="Code"><text:s text:c="2"/>intvector::reverse_iterator rev(data.rbegin());</text:p>
      <text:p text:style-name="Code"><text:s text:c="2"/>std::cout &lt;&lt; *rev &lt;&lt; '\n'; <text:s text:c="21"/>// prints 10</text:p>
      <text:p text:style-name="Code"><text:s text:c="2"/>rev = rev + 4; <text:s text:c="33"/>// rev is also random access</text:p>
      <text:p text:style-name="Code"><text:s text:c="2"/>std::cout &lt;&lt; *rev &lt;&lt; '\n'; <text:s text:c="21"/>// prints 6</text:p>
      <text:p text:style-name="Code"><text:s text:c="2"/>std::cout &lt;&lt; *rev.base() &lt;&lt; '\n'; <text:s text:c="14"/>// prints 7</text:p>
      <text:p text:style-name="Code"><text:s text:c="2"/>std::cout &lt;&lt; *data.rend().base() &lt;&lt; '\n'; <text:s text:c="6"/>// prints 0</text:p>
      <text:p text:style-name="Code"><text:s text:c="2"/>assert(data.rbegin().base() == data.end());</text:p>
      <text:p text:style-name="Code"><text:s text:c="2"/>assert(data.rend().base() <text:s text:c="2"/>== data.begin());</text:p>
      <text:p text:style-name="Code_20_Last">}</text:p>
      <text:p text:style-name="Body_20_Text_20_Cont">Now do you see? The base iterator always points to one position <text:span text:style-name="T2">after</text:span> the reverse iterator’s position. That’s the trick that allows <text:span text:style-name="Code_20_Inline">ren</text:span><text:span text:style-name="Code_20_Inline"><text:span text:style-name="Code_20_Inline">d</text:span></text:span><text:span text:style-name="Code_20_Inline">()</text:span> to point to a position “before the beginning,” even though that’s not allowed. Under the hood, the <text:span text:style-name="Code_20_Inline">rend()</text:span> iterator actually has a base iterator that points at the first item in the container, and the <text:span text:style-name="Code_20_Inline">revers</text:span><text:span text:style-name="Code_20_Inline"><text:span text:style-name="Code_20_Inline">e</text:span></text:span><text:span text:style-name="Code_20_Inline">_iterator</text:span>’s implementation of the <text:span text:style-name="Code_20_Inline">*</text:span> operator performs the magic of taking the base iterator, retreating one position, and then dereferencing the base iterator.</text:p>
      <text:p text:style-name="Heading_20_1">The Importance of Being Iterator</text:p>
      <text:p text:style-name="Body_20_Text_20_First">At this point, you might be a little bewildered and wondering why I’m bothering to reveal this magician’s secrets. The problem is that a number of important member functions, such as <text:span text:style-name="Code_20_Inline">insert</text:span> and <text:span text:style-name="Code_20_Inline">erase</text:span>, require an <text:span text:style-name="Code_20_Inline">iterator</text:span> as an argument<text:span text:style-name="T9">—</text:span>not <text:span text:style-name="Code_20_Inline">const_iterator</text:span> and not <text:span text:style-name="Code_20_Inline">revers</text:span><text:span text:style-name="Code_20_Inline"><text:span text:style-name="Code_20_Inline">e</text:span></text:span><text:span text:style-name="Code_20_Inline">_iterator</text:span>, but just plain <text:span text:style-name="Code_20_Inline">iterator</text:span>.</text:p>
      <text:p text:style-name="Body_20_Text">Fully understanding the point requires more C++ than you’ve learned so far. If you still feel iffy about your C++ skills, you can skip this section. It provides a little bit of explanation about problems that can crop up when using iterators, and eventually, you will need to understand this material. If you stick with the way I use iterators in this book, you won’t run into any problems. I raise these issues in case you venture off, and I encourage you to do so, and you start using iterators is new and different ways. This section is just an introduction to the problems. If you want to know more, I recommend Scott Meyers<text:change-start text:change-id="ct1293777100"/>'<text:change-end text:change-id="ct1293777100"/> book, <text:span text:style-name="T2">Effective C++</text:span> (Addison-Wesley, 2001).</text:p>
      <text:p text:style-name="Body_20_Text">Consider the program in Listing <text:variable-get text:name="chapter" office:value-type="float" style:data-style-name="N0">42</text:variable-get>-<text:reference-ref text:reference-format="text" text:ref-name="cant_erase_const_iterator_code">6</text:reference-ref>.</text:p>
      <text:p text:style-name="Code_20_Caption"><text:hidden-text text:condition="ooow:" text:string-value=".cxx" text:is-hidden="true"/>Listing <text:variable-get text:name="chapter" office:value-type="float" style:data-style-name="N0">42</text:variable-get>-<text:reference-mark-start text:name="cant_erase_const_iterator_code"/><text:sequence text:ref-name="refText5" text:name="Text" text:formula="ooow:Text+1" style:num-format="1">6</text:sequence><text:reference-mark-end text:name="cant_erase_const_iterator_code"/>. You can’t <text:span text:style-name="Code_20_Inline">erase</text:span> with a <text:span text:style-name="Code_20_Inline">const_iterator</text:span></text:p>
      <text:p text:style-name="Code_20_First">#include &lt;algorithm&gt;</text:p>
      <text:p text:style-name="Code">#include "data.hpp"</text:p>
      <text:p text:style-name="Code"/>
      <text:p text:style-name="Code">// Find the answer in data.</text:p>
      <text:p text:style-name="Code">intvector::const_iterator find_answer(intvector const&amp; data)</text:p>
      <text:p text:style-name="Code">{</text:p>
      <text:p text:style-name="Code"><text:s text:c="2"/>return std::find(data.begin(), data.end(), 42);</text:p>
      <text:p text:style-name="Code">}</text:p>
      <text:p text:style-name="Code"/>
      <text:p text:style-name="Code">int main()</text:p>
      <text:p text:style-name="Code">{</text:p>
      <text:p text:style-name="Code"><text:s text:c="2"/>intvector data;</text:p>
      <text:p text:style-name="Code"><text:s text:c="2"/>read_data(data);</text:p>
      <text:p text:style-name="Code"><text:s text:c="2"/>// find the answer, and erase all elements from that point onward</text:p>
      <text:p text:style-name="Code"><text:s text:c="2"/>data.erase(find_answer(data), data.end());</text:p>
      <text:p text:style-name="Code_20_Last">}</text:p>
      <text:p text:style-name="Body_20_Text_20_Cont">Can you see what’s wrong with this simple program? Don’t be discouraged if you can’t. The problem is subtle.</text:p>
      <text:p text:style-name="Body_20_Text">The <text:span text:style-name="Code_20_Inline">erase</text:span> member function takes an <text:span text:style-name="Code_20_Inline">iterator</text:span> for its arguments, but <text:span text:style-name="Code_20_Inline">fin</text:span><text:span text:style-name="Code_20_Inline"><text:span text:style-name="Code_20_Inline">d</text:span></text:span><text:span text:style-name="Code_20_Inline">_</text:span><text:span text:style-name="Code_20_Inline"><text:span text:style-name="Code_20_Inline">a</text:span></text:span><text:span text:style-name="Code_20_Inline">nswer</text:span> returns a <text:span text:style-name="Code_20_Inline">const_iterator</text:span>. The standard <text:change text:change-id="ct1660996476"/><text:change-start text:change-id="ct1303719968"/>le<text:change-end text:change-id="ct1303719968"/>ts<text:hidden-text text:condition="ooow:comment == 1" text:string-value="It does more than that. it requires that such a conversion work" text:is-hidden="true">It does more than that. it requires that such a conversion work</text:hidden-text> <text:change-start text:change-id="ct1302700720"/>you <text:change-end text:change-id="ct1302700720"/>conver<text:change-start text:change-id="ct1302703856"/>t<text:change-end text:change-id="ct1302703856"/><text:change text:change-id="ct1303720080"/> an <text:span text:style-name="Code_20_Inline">iterator</text:span> to <text:change-start text:change-id="ct1302700944"/>a <text:change-end text:change-id="ct1302700944"/><text:span text:style-name="Code_20_Inline">const_</text:span><text:span text:style-name="Code_20_Inline"><text:span text:style-name="Code_20_Inline">i</text:span></text:span><text:span text:style-name="Code_20_Inline">terator</text:span>, but not the other way around. Thus, the compiler complains because one of the arguments to <text:span text:style-name="Code_20_Inline">erase</text:span> is <text:span text:style-name="Code_20_Inline">const_iterator</text:span>, which is not allowed.</text:p>
      <text:p text:style-name="Body_20_Text">The solution in this case is to remove the <text:span text:style-name="Code_20_Inline">const</text:span> specifier in <text:span text:style-name="Code_20_Inline">fin</text:span><text:span text:style-name="Code_20_Inline"><text:span text:style-name="Code_20_Inline">d</text:span></text:span><text:span text:style-name="Code_20_Inline">_</text:span><text:span text:style-name="Code_20_Inline"><text:span text:style-name="Code_20_Inline">a</text:span></text:span><text:span text:style-name="Code_20_Inline">nswer</text:span> and change <text:span text:style-name="Code_20_Inline">const_iterator</text:span> to <text:span text:style-name="Code_20_Inline">iterator</text:span>. Although I recommend using <text:span text:style-name="Code_20_Inline">const</text:span> whenever possible because it promotes safe programming, when dealing with iterators, you should use a plain <text:span text:style-name="Code_20_Inline">iterator</text:span> whenever possible, and use <text:span text:style-name="Code_20_Inline">const_iterator</text:span> only when you absolutely have to.</text:p>
      <text:p text:style-name="Body_20_Text">Similarly, you can’t use a <text:span text:style-name="Code_20_Inline">reverse_iterator</text:span> or a <text:span text:style-name="Code_20_Inline">const_reverse_iterator</text:span> (which is just like a normal <text:span text:style-name="Code_20_Inline">reverse_iterator</text:span>, except you cannot modify the data) when a plain <text:span text:style-name="Code_20_Inline">iterator</text:span> is called for. Unlike <text:span text:style-name="Code_20_Inline">const_iterator</text:span>, you can convert a <text:span text:style-name="Code_20_Inline">reverse_iterator</text:span> into an <text:span text:style-name="Code_20_Inline">iterator</text:span> with the <text:span text:style-name="Code_20_Inline">base()</text:span> member function. As you saw, however, the position is off by one, so be careful if you want to use the base iterator in a call to <text:span text:style-name="Code_20_Inline">erase</text:span>.</text:p>
      <text:p text:style-name="Body_20_Text">As you can see, iterators are a little more complicated than they initially seem to be. Once you understand how they work, however, you will see that they are actually quite simple, powerful, and easy to use. But first, it’s time to pick up a few more important C++ programming techniques. The next exploration introduces exceptions and exception-handling, necessary topics for properly handling programmer and user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Text_20_Body" style:display-name="Text Body" style:family="paragraph" style:parent-style-name="Standard" style:class="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Page_20_Style_20_1" style:display-name="Page Style 1"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42 - Iterators</dc:title>
    <dc:subject>Exploring C++</dc:subject>
    <meta:initial-creator>Ray Lischner</meta:initial-creator>
    <meta:creation-date>2006-03-30T10:01:31</meta:creation-date>
    <dc:creator>Ray Lischner</dc:creator>
    <dc:date>2006-10-13T16:36:40</dc:date>
    <dc:language>en-US</dc:language>
    <meta:editing-cycles>82</meta:editing-cycles>
    <meta:editing-duration>P9DT15H6M34S</meta:editing-duration>
    <meta:user-defined meta:name="codex-configfile">apress-cpp-dox.xml</meta:user-defined>
    <meta:user-defined meta:name="codex-chapter-number">42</meta:user-defined>
    <meta:user-defined meta:name="codex-doxygen"/>
    <meta:user-defined meta:name="Info 4"/>
    <meta:document-statistic meta:table-count="0" meta:image-count="0" meta:object-count="0" meta:page-count="11" meta:paragraph-count="227" meta:word-count="4315" meta:character-count="27123"/>
  </office:meta>
</office:document-meta>
</file>